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InjectionTest.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jectionTest.newSetOf(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Constructor.ArgConstructor( 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InjectionTest.should_do_the_trick_of_instanti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ructorInjectionTest.initialize_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